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1799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1799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8785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5.0611in"/>
    </style:style>
    <style:style style:name="Table12.C" style:family="table-column">
      <style:table-column-properties style:column-width="1.8181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" style:family="table">
      <style:table-properties style:width="7.8785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92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1799in" fo:padding-bottom="0in" fo:border="none"/>
    </style:style>
    <style:style style:name="Table7" style:family="table">
      <style:table-properties style:width="7.8785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792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.1in" fo:padding-bottom="0in" fo:border="none"/>
    </style:style>
    <style:style style:name="Table9" style:family="table">
      <style:table-properties style:width="7.8785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5.0611in"/>
    </style:style>
    <style:style style:name="Table9.C" style:family="table-column">
      <style:table-column-properties style:column-width="1.8181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799in" fo:padding-bottom="0in" fo:border="none"/>
    </style:style>
    <style:style style:name="Table13" style:family="table">
      <style:table-properties style:width="7.8785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792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in" fo:padding-bottom="0in" fo:border="none"/>
    </style:style>
    <style:style style:name="Table14" style:family="table">
      <style:table-properties style:width="7.8785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5.0611in"/>
    </style:style>
    <style:style style:name="Table14.C" style:family="table-column">
      <style:table-column-properties style:column-width="1.8181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.1799in" fo:padding-bottom="0in" fo:border="none"/>
    </style:style>
    <style:style style:name="Table3" style:family="table">
      <style:table-properties style:width="7.8785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6.3778in"/>
    </style:style>
    <style:style style:name="Table3.C" style:family="table-column">
      <style:table-column-properties style:column-width="0.5014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799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8f5afd" style:font-name-asian="Roboto2" style:font-size-asian="10pt" style:font-weight-asian="bold" style:font-name-complex="Roboto2" style:font-size-complex="10pt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871c9e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f5af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92b585" style:font-name-asian="Roboto2" style:font-size-asian="10pt" style:font-name-complex="Roboto2" style:font-size-complex="10pt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7e263d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4fbfd4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71c9e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819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92b585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f5afd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8061f8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4a4abb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8061f8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8f5afd"/>
    </style:style>
    <style:style style:name="P2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2b585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92b585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92b585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text-properties style:font-name="Inter" officeooo:paragraph-rsid="0156378f"/>
    </style:style>
    <style:style style:name="P37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38" style:family="paragraph" style:parent-style-name="Standard">
      <style:text-properties style:font-name="Inter" officeooo:paragraph-rsid="0190cd32"/>
    </style:style>
    <style:style style:name="P39" style:family="paragraph" style:parent-style-name="Standard">
      <style:text-properties style:font-name="Inter" officeooo:paragraph-rsid="018f5afd"/>
    </style:style>
    <style:style style:name="P40" style:family="paragraph" style:parent-style-name="Standard">
      <style:text-properties style:font-name="Inter" officeooo:paragraph-rsid="01871c9e"/>
    </style:style>
    <style:style style:name="P41" style:family="paragraph" style:parent-style-name="Standard">
      <style:text-properties style:font-name="Inter" officeooo:paragraph-rsid="018061f8"/>
    </style:style>
    <style:style style:name="P42" style:family="paragraph" style:parent-style-name="Standard">
      <style:text-properties style:font-name="Inter" officeooo:paragraph-rsid="016f1dab"/>
    </style:style>
    <style:style style:name="P43" style:family="paragraph" style:parent-style-name="Standard">
      <style:text-properties officeooo:paragraph-rsid="0192b585"/>
    </style:style>
    <style:style style:name="P44" style:family="paragraph" style:parent-style-name="Standard">
      <style:text-properties officeooo:paragraph-rsid="0190cd32"/>
    </style:style>
    <style:style style:name="P45" style:family="paragraph" style:parent-style-name="Standard">
      <style:text-properties officeooo:paragraph-rsid="018f5afd"/>
    </style:style>
    <style:style style:name="P46" style:family="paragraph" style:parent-style-name="Standard">
      <style:text-properties officeooo:paragraph-rsid="018061f8"/>
    </style:style>
    <style:style style:name="P47" style:family="paragraph" style:parent-style-name="Standard">
      <style:text-properties officeooo:paragraph-rsid="016f1dab"/>
    </style:style>
    <style:style style:name="P4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4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5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 style:font-weight-complex="bold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90cd32" style:font-name-asian="Roboto2" style:font-size-asian="10pt" style:font-weight-asian="bold" style:font-name-complex="Roboto2" style:font-size-complex="10pt" style:font-weight-complex="bold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92b585" style:font-name-asian="Roboto2" style:font-size-asian="10pt" style:font-weight-asian="bold" style:font-name-complex="Roboto2" style:font-size-complex="10pt" style:font-weight-complex="bold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5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5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5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f5afd" style:font-name-asian="Roboto2" style:font-size-asian="10pt" style:font-weight-asian="bold" style:font-name-complex="Roboto2" style:font-size-complex="10pt"/>
    </style:style>
    <style:style style:name="P5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5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5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71c9e" style:font-name-asian="Roboto2" style:font-size-asian="10pt" style:font-weight-asian="bold" style:font-name-complex="Roboto2" style:font-size-complex="10pt" style:font-weight-complex="bold"/>
    </style:style>
    <style:style style:name="P6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61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62" style:family="paragraph" style:parent-style-name="Standard" style:list-style-name="L1">
      <style:paragraph-properties fo:line-height="100%" fo:orphans="0" fo:widows="0"/>
      <style:text-properties officeooo:paragraph-rsid="018061f8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" officeooo:paragraph-rsid="018a9a2b"/>
    </style:style>
    <style:style style:name="P6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8061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871c9e" style:font-weight-asian="normal" style:font-weight-complex="normal"/>
    </style:style>
    <style:style style:name="P7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871c9e" style:font-weight-asian="normal" style:font-weight-complex="normal"/>
    </style:style>
    <style:style style:name="P7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8c819c" style:font-weight-asian="normal" style:font-weight-complex="normal"/>
    </style:style>
    <style:style style:name="P7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9a0109" officeooo:paragraph-rsid="019a0109" style:font-weight-asian="normal" style:font-weight-complex="normal"/>
    </style:style>
    <style:style style:name="P79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8c819c" style:font-style-asian="normal" style:font-weight-asian="normal" style:font-style-complex="normal" style:font-weight-complex="normal"/>
    </style:style>
    <style:style style:name="P80" style:family="paragraph" style:parent-style-name="Text_20_body" style:master-page-name="Standard">
      <style:paragraph-properties style:page-number="1" fo:break-before="auto" fo:break-after="auto"/>
      <style:text-properties style:font-name="Inter" fo:font-size="10pt" style:font-size-asian="8.75pt" style:font-size-complex="10pt"/>
    </style:style>
    <style:style style:name="P8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name-asian="Roboto2" style:font-size-asian="10pt" style:font-name-complex="Roboto2" style:font-size-complex="10pt"/>
    </style:style>
    <style:style style:name="T4" style:family="text">
      <style:text-properties fo:font-size="10pt" officeooo:rsid="012a0f54" style:font-name-asian="Roboto2" style:font-size-asian="10pt" style:font-name-complex="Roboto2" style:font-size-complex="10pt"/>
    </style:style>
    <style:style style:name="T5" style:family="text">
      <style:text-properties fo:font-size="10pt" officeooo:rsid="01294c75" style:font-name-asian="Roboto2" style:font-size-asian="10pt" style:font-name-complex="Roboto2" style:font-size-complex="10pt"/>
    </style:style>
    <style:style style:name="T6" style:family="text">
      <style:text-properties fo:font-size="10pt" officeooo:rsid="00bc0279" style:font-name-asian="Roboto2" style:font-size-asian="10pt" style:font-name-complex="Roboto2" style:font-size-complex="10pt"/>
    </style:style>
    <style:style style:name="T7" style:family="text">
      <style:text-properties fo:font-size="10pt" officeooo:rsid="008f9311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19a0109" style:font-name-asian="Roboto2" style:font-size-asian="10pt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4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16393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16a06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1a5a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fo:font-size="10pt" fo:font-style="normal" fo:font-weight="normal" officeooo:rsid="01a8b99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0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1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2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3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4" style:family="text">
      <style:text-properties fo:font-size="10pt" fo:font-style="normal" fo:font-weight="bold" officeooo:rsid="016a062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5" style:family="text">
      <style:text-properties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943a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9c408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a5a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a8b99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1" style:family="text">
      <style:text-properties fo:font-size="10pt" fo:font-style="normal" style:text-underline-style="none" fo:font-weight="bold" officeooo:rsid="0048f0e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6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423137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43feb1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108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9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weight="normal" officeooo:rsid="01475f55" style:font-weight-asian="normal" style:font-weight-complex="normal"/>
    </style:style>
    <style:style style:name="T112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3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4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5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16" style:family="text">
      <style:text-properties officeooo:rsid="0094c2de"/>
    </style:style>
    <style:style style:name="T117" style:family="text">
      <style:text-properties officeooo:rsid="00e1f740"/>
    </style:style>
    <style:style style:name="T118" style:family="text">
      <style:text-properties fo:color="#000000" style:font-name="Inter" style:text-underline-style="none"/>
    </style:style>
    <style:style style:name="T119" style:family="text">
      <style:text-properties officeooo:rsid="0134be7f"/>
    </style:style>
    <style:style style:name="T120" style:family="text">
      <style:text-properties officeooo:rsid="014965fe"/>
    </style:style>
    <style:style style:name="T121" style:family="text">
      <style:text-properties style:font-name="Inter" fo:font-size="10pt" fo:font-weight="bold" style:font-name-asian="Roboto2" style:font-size-asian="10pt" style:font-weight-asian="bold" style:font-name-complex="Roboto2" style:font-size-complex="10pt"/>
    </style:style>
    <style:style style:name="T122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23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24" style:family="text">
      <style:text-properties style:font-name="Inter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5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6" style:family="text">
      <style:text-properties style:font-name="Inter" fo:font-size="10pt" style:font-size-asian="10pt" style:font-size-complex="10pt"/>
    </style:style>
    <style:style style:name="T127" style:family="text">
      <style:text-properties style:font-name="Inter" fo:font-size="10pt" officeooo:rsid="0102247f" style:font-size-asian="10pt" style:font-size-complex="10pt"/>
    </style:style>
    <style:style style:name="T128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3" style:family="text">
      <style:text-properties style:font-name="Inter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4" style:family="text">
      <style:text-properties style:font-name="Inter"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5" style:family="text">
      <style:text-properties style:font-name="Inter"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"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" fo:font-size="10pt" fo:font-style="normal" fo:font-weight="normal" officeooo:rsid="01475f5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2" style:family="text">
      <style:text-properties style:font-name="Inter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3" style:family="text">
      <style:text-properties style:font-name="Inter"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4" style:family="text">
      <style:text-properties style:font-name="Inter" fo:font-size="10pt" fo:font-style="normal" fo:font-weight="normal" officeooo:rsid="019e28c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5" style:family="text">
      <style:text-properties style:font-name="Inter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6" style:family="text">
      <style:text-properties style:font-name="Inter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7" style:family="text">
      <style:text-properties style:font-name="Inter" fo:font-size="10pt" fo:font-style="italic" style:font-name-asian="Roboto2" style:font-size-asian="10pt" style:font-style-asian="italic" style:font-name-complex="Roboto2" style:font-size-complex="10pt"/>
    </style:style>
    <style:style style:name="T158" style:family="text">
      <style:text-properties style:font-name="Inter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9" style:family="text">
      <style:text-properties style:font-name="Inter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0" style:family="text">
      <style:text-properties style:font-name="Inter" fo:font-size="10pt" fo:font-style="italic" fo:font-weight="normal" officeooo:rsid="014ff28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1" style:family="text">
      <style:text-properties style:font-name="Inter" fo:font-size="10pt" style:font-name-asian="Roboto2" style:font-size-asian="10pt" style:font-name-complex="Roboto2" style:font-size-complex="10pt"/>
    </style:style>
    <style:style style:name="T162" style:family="text">
      <style:text-properties officeooo:rsid="0169bda9"/>
    </style:style>
    <style:style style:name="T163" style:family="text">
      <style:text-properties fo:color="#0066b3" style:font-name="Inter" style:text-underline-style="solid" style:text-underline-width="auto" style:text-underline-color="font-color"/>
    </style:style>
    <style:style style:name="T164" style:family="text">
      <style:text-properties style:font-name="Inter Extra Bold"/>
    </style:style>
    <style:style style:name="T165" style:family="text">
      <style:text-properties officeooo:rsid="0190cd32"/>
    </style:style>
    <style:style style:name="T166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7" style:family="text">
      <style:text-properties officeooo:rsid="014ff28a"/>
    </style:style>
    <style:style style:name="T168" style:family="text">
      <style:text-properties style:text-underline-style="none" fo:font-weight="bold" style:font-weight-asian="bold" style:font-weight-complex="bold"/>
    </style:style>
    <style:style style:name="T169" style:family="text">
      <style:text-properties style:text-underline-style="none" fo:font-weight="normal" officeooo:rsid="014ff28a" style:font-name-asian="Roboto2" style:font-weight-asian="normal" style:font-name-complex="Roboto2" style:font-weight-complex="normal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417in" svg:y="0.406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654in" svg:y="0.611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709in" svg:y="0.8161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366in" svg:y="0.423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39in" svg:y="0.6217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402in" svg:y="0.8098in" svg:width="0.1874in" svg:height="0.1874in" draw:z-index="3">
        <draw:image xlink:href="Pictures/10000201000003E8000003E85996F9E76E303C74.png" xlink:type="simple" xlink:show="embed" xlink:actuate="onLoad" loext:mime-type="image/png"/>
      </draw:frame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0"><text:span text:style-name="T116">R</text:span>ICHARD <text:span text:style-name="T162">S. </text:span>ZHU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><text:a xlink:type="simple" xlink:href="mailto:rszhu@berkeley.edu" text:style-name="Internet_20_link" text:visited-style-name="Visited_20_Internet_20_Link"><text:span text:style-name="T118">rszhu@berkeley.edu</text:span></text:a></text:p>
            <text:p text:style-name="P30">858-371-8838</text:p>
            <text:p text:style-name="P29">Berkeley, CA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1"><text:a xlink:type="simple" xlink:href="https://www.linkedin.com/in/rszhu/" text:style-name="Internet_20_link" text:visited-style-name="Visited_20_Internet_20_Link"><text:span text:style-name="T163">linkedin.com/in/rszhu</text:span></text:a></text:p>
            <text:p text:style-name="P31"><text:a xlink:type="simple" xlink:href="https://github.com/richardszhu" text:style-name="Internet_20_link" text:visited-style-name="Visited_20_Internet_20_Link"><text:span text:style-name="T163">github.com/richardszhu</text:span></text:a></text:p>
            <text:p text:style-name="P32"><text:a xlink:type="simple" xlink:href="https://www.ocf.berkeley.edu/~rszhu/" text:style-name="Internet_20_link" text:visited-style-name="Visited_20_Internet_20_Link"><text:span text:style-name="T163">ocf.io/rszhu</text:span></text:a></text:p>
          </table:table-cell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3">EDUCATION</text:p>
          </table:table-cell>
          <table:table-cell table:style-name="Table5.A1" office:value-type="string">
            <text:p text:style-name="P1">University of California, Berkeley</text:p>
            <text:p text:style-name="P19"><text:span text:style-name="T34">B.A. Computer </text:span><text:span text:style-name="T153">Science</text:span><text:span text:style-name="T34"> </text:span><text:span text:style-name="T10"><text:s text:c="20"/></text:span><text:span text:style-name="T33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5.A1" office:value-type="string">
            <text:p text:style-name="P9"><text:span text:style-name="T43"><text:s/></text:span><text:span text:style-name="T44">GPA </text:span><text:span text:style-name="T37">3.90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8"/>
          </table:table-cell>
          <table:table-cell table:style-name="Table10.A1" office:value-type="string">
            <text:p text:style-name="P11"><office:annotation office:name="__Annotation__905_40995002133"><dc:creator>Unknown Author</dc:creator><dc:date>2020-01-01T12:33:41.070615008</dc:date><text:p text:style-name="P81"><text:span text:style-name="T170">Top Margin : 0</text:span></text:p><text:p text:style-name="P81"><text:span text:style-name="T170">Bottom Margin : 0</text:span></text:p></office:annotation><text:span text:style-name="T81">Coursework:</text:span><office:annotation-end office:name="__Annotation__905_40995002133"/><text:span text:style-name="T32"> </text:span><text:span text:style-name="T45">Data Structures </text:span><text:span text:style-name="T78">&amp;</text:span><text:span text:style-name="T77"> Algorithms</text:span><text:span text:style-name="T45">, </text:span><text:span text:style-name="T46">Structure of Computer Programs</text:span><text:span text:style-name="T34">,</text:span><text:span text:style-name="T35"> </text:span><text:span text:style-name="T36">Linear Algebra </text:span><text:span text:style-name="T39">&amp;</text:span><text:span text:style-name="T36"> Circuits</text:span><text:span text:style-name="T34"> </text:span><text:span text:style-name="T10"><text:s text:c="20"/></text:span><text:span text:style-name="T33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</table:table-cell>
        </table:table-row>
      </table:table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9">EXPERIENCE</text:p>
          </table:table-cell>
          <table:table-cell table:style-name="Table6.A1" office:value-type="string">
            <text:p text:style-name="P17"><text:span text:style-name="T122">California PATH </text:span><text:span text:style-name="T123">(</text:span><text:span text:style-name="Strong_20_Emphasis"><text:span text:style-name="T126">Partners for Advanced Transportation Technology</text:span></text:span><text:span text:style-name="Strong_20_Emphasis"><text:span text:style-name="T127">) </text:span></text:span></text:p>
            <text:p text:style-name="P20"><text:span text:style-name="T30">Research Assistant</text:span><text:span text:style-name="T10"> <text:s text:c="26"/></text:span><text:span text:style-name="T33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6.A1" office:value-type="string">
            <text:p text:style-name="P10"><text:span text:style-name="T43"><text:s/></text:span><text:span text:style-name="T42">Berkeley</text:span><text:span text:style-name="T41">, CA</text:span></text:p>
            <text:p text:style-name="P22"><text:span text:style-name="T22"><text:s/></text:span><text:span text:style-name="T24">Oct</text:span><text:span text:style-name="T23">.</text:span><text:span text:style-name="T26"> 201</text:span><text:span text:style-name="T28">9</text:span><text:span text:style-name="T26"> — </text:span><text:span text:style-name="T27">Present</text:span></text:p>
          </table:table-cell>
        </table:table-row>
      </table:table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4"/>
          </table:table-cell>
          <table:table-cell table:style-name="Table11.A1" office:value-type="string">
            <text:list xml:id="list2406118785" text:style-name="L1">
              <text:list-item>
                <text:p text:style-name="P61"><text:span text:style-name="T137">Helped e</text:span><text:span text:style-name="T128">valuate potential safety impacts</text:span><text:span text:style-name="T129"> </text:span><text:span text:style-name="T130">o</text:span><text:span text:style-name="T128">f </text:span><text:span text:style-name="T135">the</text:span><text:span text:style-name="T129"> </text:span><text:span text:style-name="T130">Caltrans-</text:span><text:span text:style-name="T136">proposed</text:span><text:span text:style-name="T131"> “</text:span><text:span text:style-name="T130">Yellow Alert”</text:span><text:span text:style-name="T132"> </text:span><text:span text:style-name="T135">high</text:span><text:span text:style-name="T132">way </text:span><text:span text:style-name="T133">messag</text:span><text:span text:style-name="T134">e</text:span><text:span text:style-name="T130"> system</text:span><text:span text:style-name="T132"> </text:span><text:span text:style-name="Strong_20_Emphasis"><text:span text:style-name="T138">by automating portions</text:span></text:span><text:span text:style-name="T137"> of the data collection and analysis process</text:span></text:p>
              </text:list-item>
              <text:list-item>
                <text:p text:style-name="P63"><text:span text:style-name="T51">S</text:span><text:span text:style-name="T52">ynced</text:span><text:span text:style-name="T47"> </text:span><text:span text:style-name="T52">position</text:span><text:span text:style-name="T53">al</text:span><text:span text:style-name="T48">, </text:span><text:span text:style-name="T53">sensor</text:span><text:span text:style-name="T48">, and </text:span><text:span text:style-name="T53">behavioral</text:span><text:span text:style-name="T47"> data </text:span><text:span text:style-name="T51">collected </text:span><text:span text:style-name="T47">from </text:span><text:span text:style-name="T57">driving</text:span><text:span text:style-name="T50"> </text:span><text:span text:style-name="T47">simulation</text:span><text:span text:style-name="T48"> </text:span><text:span text:style-name="T57">experiments</text:span></text:p>
              </text:list-item>
              <text:list-item>
                <text:p text:style-name="P63"><text:span text:style-name="Strong_20_Emphasis"><text:span text:style-name="T54">Wrote Python scripts to </text:span></text:span><text:span text:style-name="Strong_20_Emphasis"><text:span text:style-name="T49">extract key points from trial data sets, utilizing Python statistics libraries</text:span></text:span></text:p>
              </text:list-item>
              <text:list-item>
                <text:p text:style-name="P64"><text:span text:style-name="Strong_20_Emphasis"><text:span text:style-name="T59">Worked with</text:span></text:span><text:span text:style-name="Strong_20_Emphasis"><text:span text:style-name="T58"> thousands of data points from over 40 unique driver trials</text:span></text:span></text:p>
              </text:list-item>
            </text:list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7"/>
          </table:table-cell>
          <table:table-cell table:style-name="Table12.A1" office:value-type="string">
            <text:p text:style-name="P18"><text:span text:style-name="Strong_20_Emphasis"><text:span text:style-name="T123">Gateways Summer School</text:span></text:span><text:span text:style-name="Strong_20_Emphasis"><text:span text:style-name="T127"> </text:span></text:span></text:p>
            <text:p text:style-name="P21"><text:span text:style-name="T29">Teaching </text:span><text:span text:style-name="T31">Assistant</text:span><text:span text:style-name="T33"> <text:s text:c="2"/></text:span><text:span text:style-name="T10"><text:s text:c="27"/></text:span><text:span text:style-name="T33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</table:table-cell>
          <table:table-cell table:style-name="Table12.A1" office:value-type="string">
            <text:p text:style-name="P4">San Diego, CA</text:p>
            <text:p text:style-name="P23"><text:span text:style-name="T22"><text:s/>Jul.</text:span><text:span text:style-name="T26"> 2018 — Aug. 2018</text:span></text:p>
          </table:table-cell>
        </table:table-row>
      </table:table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/>
          </table:table-cell>
          <table:table-cell table:style-name="Table1.A1" office:value-type="string">
            <text:list xml:id="list173923355441257" text:continue-numbering="true" text:style-name="L1">
              <text:list-item>
                <text:p text:style-name="P62"><text:span text:style-name="T139">Aided Architecture &amp; Engineering teacher with giving lessons and </text:span><text:span text:style-name="T140">explaining </text:span><text:span text:style-name="T141">provided</text:span><text:span text:style-name="T140"> examples</text:span></text:p>
              </text:list-item>
              <text:list-item>
                <text:p text:style-name="P70">Guided 30 students on their projects and supervised them during break, learning, and work times</text:p>
              </text:list-item>
            </text:list>
          </table:table-cell>
        </table:table-row>
      </table:table>
      <text:p text:style-name="P4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8"><office:annotation office:name="__Annotation__1352_1647437908"><dc:creator>Unknown Author</dc:creator><dc:date>2020-01-04T16:43:11.210977179</dc:date><text:p text:style-name="P81"><text:span text:style-name="T171">Projects all one table except HEADER</text:span></text:p></office:annotation><text:span text:style-name="T164">PROJECTS</text:span><office:annotation-end office:name="__Annotation__1352_1647437908"/></text:p>
          </table:table-cell>
          <table:table-cell table:style-name="Table8.A1" office:value-type="string">
            <text:p text:style-name="P12"><text:span text:style-name="Strong_20_Emphasis"><text:span text:style-name="T17">I</text:span></text:span><text:span text:style-name="Strong_20_Emphasis"><text:span text:style-name="T16">nvestment </text:span></text:span><text:span text:style-name="Strong_20_Emphasis"><text:span text:style-name="T18">Portfolio Diversity Visualiz</text:span></text:span><text:span text:style-name="Strong_20_Emphasis"><text:span text:style-name="T19">er </text:span></text:span><text:span text:style-name="Strong_20_Emphasis"><text:span text:style-name="T13">(</text:span></text:span><text:span text:style-name="Strong_20_Emphasis"><text:span text:style-name="T11">Python</text:span></text:span><text:span text:style-name="Strong_20_Emphasis"><text:span text:style-name="T13">)</text:span></text:span></text:p>
            <text:list xml:id="list173922630348831" text:continue-numbering="true" text:style-name="L1">
              <text:list-item>
                <text:p text:style-name="P69"><text:span text:style-name="T82">Won </text:span><text:span text:style-name="T83">the </text:span><text:span text:style-name="T84">BlackRock API Prize at Cal Hacks </text:span><text:span text:style-name="T85">6.0</text:span><text:span text:style-name="T80">,</text:span><text:span text:style-name="T56"> the largest collegiate hackathon in the world</text:span></text:p>
              </text:list-item>
              <text:list-item>
                <text:p text:style-name="P65"><text:span text:style-name="T60">Built</text:span><text:span text:style-name="T61"> </text:span><text:span text:style-name="T60">a </text:span><text:span text:style-name="T61">tool</text:span><text:span text:style-name="T55"> </text:span><text:span text:style-name="T66">that helps users gain insight into the diversity of</text:span><text:span text:style-name="T55"> </text:span><text:span text:style-name="T66">an </text:span><text:span text:style-name="T55">investment portfolio </text:span><text:span text:style-name="T74">in relation to</text:span><text:span text:style-name="T55"> any</text:span><text:span text:style-name="T65"> </text:span><text:span text:style-name="T66">applicable </text:span><text:span text:style-name="T55">security </text:span><text:span text:style-name="T67">data </text:span><text:span text:style-name="T55">attribute </text:span><text:span text:style-name="T67">(e.g., sector, asset type, or country)</text:span></text:p>
              </text:list-item>
              <text:list-item>
                <text:p text:style-name="P66"><text:span text:style-name="T87">Leveraged</text:span><text:span text:style-name="T88"> BlackRock’</text:span><text:span text:style-name="T89">s</text:span><text:span text:style-name="T88"> API to </text:span><text:span text:style-name="T90">compile, </text:span><text:span text:style-name="T88">sort, and categorize </text:span><text:span text:style-name="T91">security</text:span><text:span text:style-name="T88"> data</text:span><text:span text:style-name="T91"> </text:span><text:span text:style-name="T93">from </text:span><text:span text:style-name="T92">a </text:span><text:span text:style-name="T93">set of stock tickers</text:span></text:p>
              </text:list-item>
              <text:list-item>
                <text:p text:style-name="P67"><text:span text:style-name="T62">Integrated</text:span><text:span text:style-name="T55"> MatPlotLib to visualize </text:span><text:span text:style-name="T63">calculated diversity</text:span><text:span text:style-name="T55"> data and to create a GUI for </text:span><text:span text:style-name="T65">portfolio </text:span><text:span text:style-name="T64">input</text:span><text:span text:style-name="T55"> <text:s text:c="3"/></text:span><text:span text:style-name="T79"><text:s text:c="7"/></text:span><text:span text:style-name="T55"><text:s/></text:span><text:span text:style-name="T79"><text:s text:c="2"/></text:span><text:span text:style-name="T10"><text:s text:c="13"/></text:span><text:span text:style-name="T33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</table:table>
      <text:p text:style-name="P4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13"><text:span text:style-name="Strong_20_Emphasis"><text:span text:style-name="T13">Bomberman Remastered (Java</text:span></text:span><text:span text:style-name="Strong_20_Emphasis"><text:span text:style-name="T12">)</text:span></text:span></text:p>
            <text:list xml:id="list173921894092912" text:continue-numbering="true" text:style-name="L1">
              <text:list-item>
                <text:p text:style-name="P71">Created an improved remake of the game Bomberman that runs on modern operating systems</text:p>
              </text:list-item>
              <text:list-item>
                <text:p text:style-name="P72">Devised a <text:span text:style-name="T119">completely new and original</text:span> “competitive mode”, featuring dynamic multiplayer gameplay</text:p>
              </text:list-item>
              <text:list-item>
                <text:p text:style-name="P68"><text:span text:style-name="T68">Utilized the Java Swing toolkit to design game </text:span><text:span text:style-name="T69">menus</text:span><text:span text:style-name="T70">,</text:span><text:span text:style-name="T68"> </text:span><text:span text:style-name="T70">handle controls, and execute game events</text:span></text:p>
              </text:list-item>
              <text:list-item>
                <text:p text:style-name="P68"><text:span text:style-name="T71">Played extensively by </text:span><text:span text:style-name="T76">peers</text:span><text:span text:style-name="T71"> and voted </text:span><text:span text:style-name="T72">in the top </text:span><text:span text:style-name="T75">3</text:span><text:span text:style-name="T72"> </text:span><text:span text:style-name="T71">when presented at a </text:span><text:span text:style-name="T73">school</text:span><text:span text:style-name="T71"> </text:span><text:span text:style-name="T72">project </text:span><text:span text:style-name="T71">fair</text:span><text:span text:style-name="T55"> <text:s/></text:span><text:span text:style-name="T79"><text:s text:c="7"/></text:span><text:span text:style-name="T55"><text:s/></text:span><text:span text:style-name="T79"><text:s text:c="2"/></text:span><text:span text:style-name="T10"><text:s text:c="13"/></text:span><text:span text:style-name="T33"><text:s/></text:span><text:span text:style-name="T10"><text:s text:c="51"/></text:span><text:span text:style-name="T20"><text:s text:c="7"/></text:span><text:span text:style-name="T40"><text:s/></text:span><text:span text:style-name="T10"><text:s text:c="81"/></text:span><text:span text:style-name="T3"><text:s text:c="89"/></text:span><text:span text:style-name="T21"><text:s text:c="13"/>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3"><text:span text:style-name="Strong_20_Emphasis"><text:span text:style-name="T14">Personal Website (HTML, CSS, JavaScript) </text:span></text:span></text:p>
            <text:list xml:id="list173923883879515" text:continue-numbering="true" text:style-name="L1">
              <text:list-item>
                <text:p text:style-name="P75"><text:span text:style-name="T95">Designed and </text:span><text:span text:style-name="T96">built</text:span><text:span text:style-name="T89"> a </text:span><text:span text:style-name="T86">personal website</text:span><text:span text:style-name="T97"> </text:span><text:span text:style-name="T99">from scratch, </text:span><text:span text:style-name="T95">utilizing</text:span><text:span text:style-name="T98"> the Bootstrap </text:span><text:span text:style-name="T99">front end</text:span><text:span text:style-name="T89"> </text:span><text:span text:style-name="T98">framework</text:span></text:p>
              </text:list-item>
              <text:list-item>
                <text:p text:style-name="P76"><text:span text:style-name="T98">I</text:span><text:span text:style-name="T86">ncorporated jQuery </text:span><text:span text:style-name="T100">for</text:span><text:span text:style-name="T86"> site animations and the Google Fonts API for </text:span><text:span text:style-name="T101">global</text:span><text:span text:style-name="T86"> type</text:span><text:span text:style-name="T100">face</text:span><text:span text:style-name="T86"> compatibility</text:span></text:p>
              </text:list-item>
              <text:list-item>
                <text:p text:style-name="P76"><text:span text:style-name="T97">H</text:span><text:span text:style-name="T102">osted page files remotely on UC Berkeley Open Computing Facility servers, via SSH </text:span><text:bookmark text:name="firstHeading1112"/><text:span text:style-name="T109">File Transfer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14"><text:span text:style-name="Strong_20_Emphasis"><text:span text:style-name="T15">Scheme Language Interpreter (Python)</text:span></text:span></text:p>
            <text:list xml:id="list173921959152210" text:continue-numbering="true" text:style-name="L1">
              <text:list-item>
                <text:p text:style-name="P79"><text:span text:style-name="T4">Constructed</text:span><text:span text:style-name="T5"> a</text:span><text:span text:style-name="T6">n i</text:span><text:span text:style-name="T7">nterpreter for the Scheme </text:span><text:span text:style-name="T9">functional </text:span><text:span text:style-name="T6">programming </text:span><text:span text:style-name="T7">language </text:span><text:span text:style-name="T8">(a dialect of Lisp)</text:span></text:p>
              </text:list-item>
              <text:list-item>
                <text:p text:style-name="P77"><text:span text:style-name="T108">Ensured correct evaluation procedures for</text:span><text:span text:style-name="T94"> </text:span><text:span text:style-name="T103">exceptions, macros,</text:span><text:span text:style-name="T105"> </text:span><text:span text:style-name="T104">and </text:span><text:span text:style-name="T108">short-circuiting </text:span><text:span text:style-name="T106">special form</text:span><text:span text:style-name="T104">s</text:span></text:p>
              </text:list-item>
              <text:list-item>
                <text:p text:style-name="P78"><text:span text:style-name="T108">Optimized memory by implementing</text:span><text:span text:style-name="T107"> tail </text:span><text:span text:style-name="T108">recursion</text:span><text:span text:style-name="T107">, environments, and le</text:span><text:span text:style-name="T108">xical/dynamic scoping</text:span></text:p>
              </text:list-item>
            </text:list>
          </table:table-cell>
        </table:table-row>
      </table:table>
      <text:p text:style-name="P3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0">ACTIVITIES</text:p>
          </table:table-cell>
          <table:table-cell table:style-name="Table9.A1" office:value-type="string">
            <text:p text:style-name="P2">Catalyst for Success <text:s/></text:p>
            <text:p text:style-name="P25"><text:span text:style-name="Strong_20_Emphasis"><text:span text:style-name="T158">Treasurer, </text:span></text:span><text:span text:style-name="Strong_20_Emphasis"><text:span text:style-name="T159">Senior Technology Mentor</text:span></text:span><text:span text:style-name="Strong_20_Emphasis"><text:span text:style-name="T125"> </text:span></text:span><text:span text:style-name="T124"><text:s/></text:span><text:span text:style-name="T121"><text:s text:c="24"/></text:span><text:span text:style-name="T155"><text:s/></text:span><text:span text:style-name="T121"><text:s text:c="51"/></text:span><text:span text:style-name="T156"><text:s text:c="7"/></text:span><text:span text:style-name="T142"><text:s/></text:span><text:span text:style-name="T121"><text:s text:c="81"/></text:span><text:span text:style-name="T161"><text:s text:c="89"/></text:span><text:span text:style-name="T157"><text:s text:c="13"/></text:span></text:p>
          </table:table-cell>
          <table:table-cell table:style-name="Table9.A1" office:value-type="string">
            <text:p text:style-name="P5">San Diego, CA</text:p>
            <text:p text:style-name="P16"><text:span text:style-name="T22"><text:s text:c="2"/></text:span><text:span text:style-name="T26">Sep. 2017 — Aug. 2019</text:span></text:p>
          </table:table-cell>
        </table:table-row>
      </table:table>
      <text:p text:style-name="P4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6"/>
          </table:table-cell>
          <table:table-cell table:style-name="Table13.A1" office:value-type="string">
            <text:list xml:id="list173922136206696" text:continue-numbering="true" text:style-name="L1">
              <text:list-item>
                <text:p text:style-name="P73">Taught programming and circuitry at the library to over 200 students (Python, Javascript, Arduino)</text:p>
              </text:list-item>
              <text:list-item>
                <text:p text:style-name="P74">Worked with library officials to organize regular weekly workshops and week-long summer camps</text:p>
              </text:list-item>
            </text:list>
          </table:table-cell>
        </table:table-row>
      </table:table>
      <text:p text:style-name="P38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51">A<text:span text:style-name="T165">WARDS</text:span></text:p>
          </table:table-cell>
          <table:table-cell table:style-name="Table14.A1" office:value-type="string">
            <text:p text:style-name="P27"><text:span text:style-name="T167">Winner</text:span><text:span text:style-name="T112">, </text:span><text:span text:style-name="T110">CalHacks </text:span><text:span text:style-name="T111">6.0 BlackRock API Prize </text:span></text:p>
            <text:p text:style-name="P28"><text:span text:style-name="T2">Computer Science Scholar</text:span><text:span text:style-name="T112">,</text:span><text:span text:style-name="T166"> </text:span><text:span text:style-name="T113">I</text:span><text:span text:style-name="T110">ntuit Scholarship Program</text:span></text:p>
            <text:p text:style-name="P28"><text:span text:style-name="T168">Computer Science Scholar</text:span><text:span text:style-name="T169">,</text:span><text:span text:style-name="T1"> </text:span><text:span text:style-name="T110">Intuit George A. Hansen Program </text:span></text:p>
            <text:p text:style-name="P26"><text:span text:style-name="T143">Champion</text:span><text:span text:style-name="T160">,</text:span><text:span text:style-name="T143"> </text:span><text:span text:style-name="T145">So</text:span><text:span text:style-name="T154">uthern </text:span><text:span text:style-name="T146">Cal</text:span><text:span text:style-name="T154">ifornia</text:span><text:span text:style-name="T145"> Developmental Soccer League </text:span><text:span text:style-name="T147">Div. 1</text:span><text:span text:style-name="T121"> <text:s text:c="19"/></text:span><text:span text:style-name="T155"><text:s/></text:span><text:span text:style-name="T121"><text:s text:c="51"/></text:span><text:span text:style-name="T156"><text:s text:c="7"/></text:span><text:span text:style-name="T142"><text:s/></text:span><text:span text:style-name="T121"><text:s text:c="81"/></text:span><text:span text:style-name="T161"><text:s text:c="89"/></text:span><text:span text:style-name="T157"><text:s text:c="13"/></text:span></text:p>
          </table:table-cell>
          <table:table-cell table:style-name="Table14.A1" office:value-type="string">
            <text:p text:style-name="P15"><text:span text:style-name="T26">O</text:span><text:span text:style-name="T25">ct. 2019</text:span></text:p>
            <text:p text:style-name="P24"><text:span text:style-name="T120">Apr</text:span>. 2019</text:p>
            <text:p text:style-name="P24"><text:span text:style-name="T120">Apr</text:span>. 2019</text:p>
            <text:p text:style-name="P8">Dec. 2018</text:p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2">SKILLS</text:p>
          </table:table-cell>
          <table:table-cell table:style-name="Table3.A1" office:value-type="string">
            <text:p text:style-name="P6"><text:span text:style-name="T114">Languages:</text:span><text:span text:style-name="T115"> </text:span>Python, Java, SQL, HTML/CSS, <text:span text:style-name="T117">JavaScript</text:span></text:p>
            <text:p text:style-name="P26"><text:span text:style-name="T144">Frameworks/Technologies: </text:span><text:span text:style-name="T149">Git, </text:span><text:span text:style-name="T150">Unix,</text:span><text:span text:style-name="T151"> </text:span><text:span text:style-name="T152">Bootstrap, NumPy,</text:span><text:span text:style-name="T151"> MATLAB</text:span><text:span text:style-name="T148"> </text:span><text:span text:style-name="T121"><text:s text:c="18"/></text:span><text:span text:style-name="T155"><text:s/></text:span><text:span text:style-name="T121"><text:s text:c="51"/></text:span><text:span text:style-name="T156"><text:s text:c="7"/></text:span><text:span text:style-name="T142"><text:s/></text:span><text:span text:style-name="T121"><text:s text:c="81"/></text:span><text:span text:style-name="T161"><text:s text:c="89"/></text:span><text:span text:style-name="T157"><text:s text:c="13"/></text:span></text:p>
          </table:table-cell>
          <table:table-cell table:style-name="Table3.A1" office:value-type="string">
            <text:p text:style-name="P7"/>
          </table:table-cell>
        </table:table-row>
      </table:table>
      <text:p text:style-name="P43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5T17:39:21.624319277</dc:date>
    <meta:editing-duration>P1DT10H2M5S</meta:editing-duration>
    <meta:editing-cycles>309</meta:editing-cycles>
    <meta:document-statistic meta:table-count="13" meta:image-count="6" meta:object-count="0" meta:page-count="2" meta:paragraph-count="65" meta:word-count="491" meta:character-count="5768" meta:non-whitespace-character-count="2945"/>
  </office:meta>
</office:document-meta>
</file>